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8188in" table:align="left"/>
    </style:style>
    <style:style style:name="Table1.A" style:family="table-column">
      <style:table-column-properties style:column-width="1.3646in"/>
    </style:style>
    <style:style style:name="Table1.B" style:family="table-column">
      <style:table-column-properties style:column-width="1.4944in"/>
    </style:style>
    <style:style style:name="Table1.C" style:family="table-column">
      <style:table-column-properties style:column-width="1.4549in"/>
    </style:style>
    <style:style style:name="Table1.D" style:family="table-column">
      <style:table-column-properties style:column-width="1.5049in"/>
    </style:style>
    <style:style style:name="Table1.1" style:family="table-row">
      <style:table-row-properties style:min-row-height="0.2778in"/>
    </style:style>
    <style:style style:name="Table1.A1" style:family="table-cell">
      <style:table-cell-properties style:vertical-align="middle" fo:background-color="#e0e0e0" fo:padding="0.0271in" fo:border-left="0.65pt solid #808080" fo:border-right="none" fo:border-top="0.65pt solid #808080" fo:border-bottom="0.05pt solid #808080">
        <style:background-image/>
      </style:table-cell-properties>
    </style:style>
    <style:style style:name="Table1.B1" style:family="table-cell">
      <style:table-cell-properties style:vertical-align="middle" fo:background-color="#e0e0e0" fo:padding="0.0271in" fo:border-left="0.05pt solid #808080" fo:border-right="none" fo:border-top="0.65pt solid #808080" fo:border-bottom="0.05pt solid #808080">
        <style:background-image/>
      </style:table-cell-properties>
    </style:style>
    <style:style style:name="Table1.D1" style:family="table-cell">
      <style:table-cell-properties style:vertical-align="middle" fo:background-color="#e0e0e0" fo:padding="0.0271in" fo:border-left="0.05pt solid #808080" fo:border-right="0.65pt solid #808080" fo:border-top="0.65pt solid #808080" fo:border-bottom="0.05pt solid #808080">
        <style:background-image/>
      </style:table-cell-properties>
    </style:style>
    <style:style style:name="Table1.A2" style:family="table-cell">
      <style:table-cell-properties style:vertical-align="middle" fo:padding="0.0271in" fo:border-left="0.65pt solid #808080" fo:border-right="none" fo:border-top="none" fo:border-bottom="0.65pt solid #808080"/>
    </style:style>
    <style:style style:name="Table1.B2" style:family="table-cell">
      <style:table-cell-properties style:vertical-align="middle" fo:padding="0.0271in" fo:border-left="0.05pt solid #808080" fo:border-right="none" fo:border-top="none" fo:border-bottom="0.65pt solid #808080"/>
    </style:style>
    <style:style style:name="Table1.C2" style:family="table-cell">
      <style:table-cell-properties style:vertical-align="middle" fo:padding="0.0271in" fo:border-left="0.05pt solid #808080" fo:border-right="none" fo:border-top="none" fo:border-bottom="0.65pt solid #808080"/>
    </style:style>
    <style:style style:name="Table1.D2" style:family="table-cell">
      <style:table-cell-properties style:vertical-align="middle" fo:padding="0.0271in" fo:border-left="0.05pt solid #808080" fo:border-right="0.65pt solid #808080" fo:border-top="none" fo:border-bottom="0.65pt solid #808080"/>
    </style:style>
    <style:style style:name="P1" style:family="paragraph" style:parent-style-name="Text_20_body">
      <style:text-properties style:font-name="Courier New2"/>
    </style:style>
    <style:style style:name="P2" style:family="paragraph" style:parent-style-name="Text_20_body">
      <style:text-properties style:font-name="Courier New2"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1">
      <style:paragraph-properties fo:margin-top="0in" fo:margin-bottom="0in"/>
    </style:style>
    <style:style style:name="P5" style:family="paragraph" style:parent-style-name="Text_20_body" style:list-style-name="L1">
      <style:paragraph-properties fo:margin-top="0in" fo:margin-bottom="0in"/>
      <style:text-properties style:font-name="Courier New2" fo:font-weight="normal" style:font-weight-asian="normal" style:font-weight-complex="normal"/>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Footnote">
      <style:text-properties style:font-name="Courier New2"/>
    </style:style>
    <style:style style:name="P9" style:family="paragraph" style:parent-style-name="Footnote">
      <style:text-properties style:font-name="Courier New2" fo:font-weight="normal" style:font-weight-asian="normal" style:font-weight-complex="normal"/>
    </style:style>
    <style:style style:name="P10" style:family="paragraph" style:parent-style-name="Table_20_Contents">
      <style:text-properties style:font-name="Courier New2"/>
    </style:style>
    <style:style style:name="P11" style:family="paragraph" style:parent-style-name="Table_20_Contents">
      <style:text-properties style:font-name="Courier New2" fo:font-weight="bold"/>
    </style:style>
    <style:style style:name="P12" style:family="paragraph" style:parent-style-name="Table_20_Contents">
      <style:paragraph-properties fo:line-height="140%"/>
      <style:text-properties style:font-name="Courier New2" fo:font-weight="bold"/>
    </style:style>
    <style:style style:name="T1" style:family="text">
      <style:text-properties style:font-name="Courier New2"/>
    </style:style>
    <style:style style:name="T2" style:family="text">
      <style:text-properties style:font-name="Courier New2" fo:font-size="12pt" style:font-size-asian="12pt" style:font-size-complex="12pt"/>
    </style:style>
    <style:style style:name="T3" style:family="text">
      <style:text-properties style:font-name="Courier New2" fo:font-weight="bold" style:font-weight-asian="bold" style:font-weight-complex="bold"/>
    </style:style>
    <style:style style:name="T4" style:family="text">
      <style:text-properties style:font-name="Courier New2" fo:font-weight="normal" style:font-weight-asian="normal" style:font-weight-complex="normal"/>
    </style:style>
    <style:style style:name="T5" style:family="text">
      <style:text-properties style:font-name="Courier New2" fo:font-style="normal" fo:font-weight="normal" style:font-style-asian="normal" style:font-weight-asian="normal" style:font-style-complex="normal" style:font-weight-complex="normal"/>
    </style:style>
    <style:style style:name="T6" style:family="text">
      <style:text-properties style:font-name="Courier New2" style:text-underline-style="solid" style:text-underline-width="auto" style:text-underline-color="font-color" fo:font-weight="normal" style:font-weight-asian="normal" style:font-weight-complex="normal"/>
    </style:style>
    <style:style style:name="T7" style:family="text">
      <style:text-properties style:font-name="Courier New2" style:text-underline-style="none" fo:font-weight="normal" style:font-weight-asian="normal" style:font-weight-complex="normal"/>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h text:style-name="P7" text:outline-level="2">On 20130123</text:h>
      <text:h text:style-name="Heading_20_3" text:outline-level="3">North American Datum</text:h>
      <text:h text:style-name="Heading_20_4" text:outline-level="4">Introduction</text:h>
      <text:p text:style-name="Text_20_body"><text:span text:style-name="T4">The North American Datum is the official datum</text:span><text:span text:style-name="T4"><text:note text:id="ftn0" text:note-class="footnote"><text:note-citation>1</text:note-citation><text:note-body><text:p text:style-name="P8">Taken from http://en.wikipedia.org/wiki/North_American_Datum</text:p></text:note-body></text:note></text:span><text:span text:style-name="T4"> used for the primary geodetic network in North America. In the fields of cartography and land-use there are currently two North American Datums in use: NAD27</text:span><text:span text:style-name="T4"><text:note text:id="ftn1" text:note-class="footnote"><text:note-citation>2</text:note-citation><text:note-body><text:p text:style-name="P8">North American Datum 1927</text:p></text:note-body></text:note></text:span><text:span text:style-name="T4"> and NAD83</text:span><text:span text:style-name="T4"><text:note text:id="ftn2" text:note-class="footnote"><text:note-citation>3</text:note-citation><text:note-body><text:p text:style-name="P8">North American Datum 1983</text:p></text:note-body></text:note></text:span><text:span text:style-name="T4">. Both are geodetic reference systems, but each is based on different measurements.</text:span></text:p>
      <text:h text:style-name="Heading_20_4" text:outline-level="4"><text:span text:style-name="T4">History</text:span></text:h>
      <text:p text:style-name="Text_20_body"><text:span text:style-name="T4">Efforts to supplement the various national </text:span><text:a xlink:type="simple" xlink:href="http://en.wikipedia.org/wiki/Surveying"><text:span text:style-name="T4">surveying</text:span></text:a><text:span text:style-name="T4"> systems began in the 19th century.</text:span></text:p>
      <text:p text:style-name="Text_20_body"><text:span text:style-name="T4">A unified geodetic system for the whole world became essential in the 1950s.</text:span></text:p>
      <text:p text:style-name="Text_20_body"><text:span text:style-name="T4">Inter</text:span><text:span text:style-name="T4">national </text:span><text:a xlink:type="simple" xlink:href="http://en.wikipedia.org/wiki/Space_science"><text:span text:style-name="T4">space science</text:span></text:a><text:span text:style-name="T4"> and the beginning of </text:span><text:a xlink:type="simple" xlink:href="http://en.wikipedia.org/wiki/Astronautics"><text:span text:style-name="T4">astronautics</text:span></text:a><text:span text:style-name="T4">. </text:span></text:p>
      <text:list xml:id="list891580575" text:style-name="L1">
        <text:list-item>
          <text:p text:style-name="P5">The lack of inter-continental geodetic information. </text:p>
        </text:list-item>
        <text:list-item>
          <text:p text:style-name="P4"><text:span text:style-name="T4">The inability of the larg</text:span><text:span text:style-name="T7">e geodetic systems</text:span><text:span text:style-name="T4">, such as European Datum (ED50), North American Datum, and Tokyo Datum, to provide a worldwide geo-data basis. </text:span></text:p>
        </text:list-item>
        <text:list-item>
          <text:p text:style-name="P4"><text:span text:style-name="T4">Need for global maps for navigation, aviation, and geography. </text:span></text:p>
        </text:list-item>
        <text:list-item>
          <text:p text:style-name="P3"><text:span text:style-name="T4">Western Cold War preparedness necessitated a standardised, NATO-wide geospatial reference system, in accordance with the NATO Standardisation Agreement. </text:span></text:p>
        </text:list-item>
      </text:list>
      <text:p text:style-name="P2"/>
      <text:h text:style-name="Heading_20_4" text:outline-level="4"><text:span text:style-name="T4">NAD 27</text:span></text:h>
      <text:p text:style-name="Text_20_body"><text:span text:style-name="T4">It is based on the elipsoid of Clarke of 1866. These data were taken manualy from different survey of the entire continent. Meade Ranch is the base station in Kansas.</text:span></text:p>
      <text:p text:style-name="P1"><text:span text:style-name="T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Ellipsoid</text:p>
          </table:table-cell>
          <table:table-cell table:style-name="Table1.B1" office:value-type="string">
            <text:p text:style-name="P11">Semimajor axis†</text:p>
          </table:table-cell>
          <table:table-cell table:style-name="Table1.B1" office:value-type="string">
            <text:p text:style-name="P11">Semiminor axis†</text:p>
          </table:table-cell>
          <table:table-cell table:style-name="Table1.D1" office:value-type="string">
            <text:p text:style-name="P11">Inverse flattening††</text:p>
          </table:table-cell>
        </table:table-row>
        <table:table-row>
          <table:table-cell table:style-name="Table1.A2" office:value-type="string">
            <text:p text:style-name="P10">Clarke 1866</text:p>
          </table:table-cell>
          <table:table-cell table:style-name="Table1.B2" office:value-type="string">
            <text:p text:style-name="P10">6,378,206.4 m</text:p>
          </table:table-cell>
          <table:table-cell table:style-name="Table1.C2" office:value-type="string">
            <text:p text:style-name="P10">6,356,583.8 m</text:p>
          </table:table-cell>
          <table:table-cell table:style-name="Table1.D2" office:value-type="string">
            <text:p text:style-name="P10">294.978698214</text:p>
          </table:table-cell>
        </table:table-row>
      </table:table>
      <text:p text:style-name="P1"><text:span text:style-name="T8">†By definition. ††Calculated.</text:span></text:p>
      <text:p text:style-name="P1"><text:span text:style-name="T8"/></text:p>
      <text:p text:style-name="Standard"><text:span text:style-name="T4">These are the defining dimensions for NAD27, but Clarke actually defined his 1866 spheroid as a = 20,926,062 British feet, b = 20,855,121 British feet. The conversion to meters uses Clarke's 1865 inch-meter ratio of 39.370432. In a practical sense, the length of a foot or meter at the time could not be benchmarked to </text:span><text:soft-page-break/><text:span text:style-name="T4">better than about 0.02 mm, so the meter equivalents used now can be considered exact to well beyond the uncertainties in the lengths and conversion values of the time.</text:span></text:p>
      <text:p text:style-name="Standard"><text:span text:style-name="T4"/></text:p>
      <text:h text:style-name="Heading_20_4" text:outline-level="4"><text:bookmark text:name="firstHeading"/><text:span text:style-name="T8">Reference ellipsoid</text:span></text:h>
      <text:p text:style-name="Text_20_body"><text:span text:style-name="T4">In geodesy, a reference ellipsoid</text:span><text:span text:style-name="T4"><text:note text:id="ftn3" text:note-class="footnote"><text:note-citation>4</text:note-citation><text:note-body><text:p text:style-name="P8">http://en.wikipedia.org/wiki/Reference_ellipsoid</text:p></text:note-body></text:note></text:span><text:span text:style-name="T4"> is a mathematically-defined surface that approximates the <text:s/>geoid, the truer figure of the earth, or other planetary body. Because of their relative simplicity, reference ellipsoids are used as a preferred surface on which geodetic network computations are performed and point coordinates such as latitude, longitude, and elevation are defined.</text:span></text:p>
      <text:h text:style-name="Heading_20_4" text:outline-level="4"><text:span text:style-name="T4">NAD 83</text:span></text:h>
      <text:p text:style-name="Text_20_body"><text:span text:style-name="T4">Because Earth deviates significantly from a perfect ellipsoid, the ellipsoid that best approximates its shape varies region by region across the world. Clarke 1866, and North American Datum of 1927 with it, were surveyed to best suit North America as a whole. </text:span><text:span text:style-name="T4">Likewise, historically most regions of the world used ellipsoids measured locally to best suit the vagaries of earth's shape in their respective locales. While ensuring the most accuracy locally, this practice makes integrating and disseminating information across regions troublesome. </text:span></text:p>
      <text:p text:style-name="Text_20_body"><text:span text:style-name="T4">As satellite geodesy and remote sensing technology reached high precision and were made available for civilian applications, it became feasible to acquire information referred to a single global ellipsoid. This is because satellites naturally deal with Earth as a monolithic body.</text:span></text:p>
      <text:p text:style-name="Text_20_body"><text:span text:style-name="T4">Therefore the GRS80</text:span><text:span text:style-name="T4"><text:note text:id="ftn4" text:note-class="footnote"><text:note-citation>5</text:note-citation><text:note-body><text:p text:style-name="P9">Geodetic Reference System 1980 see http://en.wikipedia.org/wiki/GRS_80</text:p></text:note-body></text:note></text:span><text:span text:style-name="T4"> ellipsoid was developed for best approximating the earth as a whole, and it became the foundation for the North American Datum of 1983. Though generally GRS 80 and its close relative WGS 84</text:span><text:span text:style-name="T4"><text:note text:id="ftn5" text:note-class="footnote"><text:note-citation>6</text:note-citation><text:note-body><text:p text:style-name="P8"><text:span text:style-name="T8">The World Geodetic System is a standard for use in cartography, geodesy, and navigation see http://en.wikipedia.org/wiki/World_Geodetic_System.</text:span></text:p></text:note-body></text:note></text:span><text:span text:style-name="T4"> are not the best fit for any given region, a need for the closest fit largely evaporates when a global survey is combined with computers, databases, and software able to compensate for local conditions. The </text:span><text:span text:style-name="T5">latest revision is WGS 84 (dating from 1984 and last revised in 2004), which was valid up to about 2010. Before the following were used: WGS 72, WGS 66, and WGS 60.</text:span></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ourier New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ourier New"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3T16:03:48</meta:creation-date>
    <dc:date>2013-01-23T20:02:28</dc:date>
    <meta:editing-duration>PT3H55M31S</meta:editing-duration>
    <meta:editing-cycles>54</meta:editing-cycles>
    <meta:generator>LibreOffice/3.5$MacOSX_x86 LibreOffice_project/7e68ba2-a744ebf-1f241b7-c506db1-7d53735</meta:generator>
    <meta:document-statistic meta:table-count="1" meta:image-count="0" meta:object-count="0" meta:page-count="3" meta:paragraph-count="36" meta:word-count="607" meta:character-count="3980" meta:non-whitespace-character-count="3413"/>
  </office:meta>
</office:document-meta>
</file>